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Text_20_body" style:master-page-name="MP0">
      <style:paragraph-properties style:page-number="auto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Key Points:</text:span></text:p>
      <text:list xml:id="list758817691" text:style-name="L1">
        <text:list-item>
          <text:p text:style-name="P3"><text:span text:style-name="Strong_20_Emphasis">Lookahead:</text:span> The ability to examine the next input character or token without consuming it is crucial for parsing.</text:p>
        </text:list-item>
        <text:list-item>
          <text:p text:style-name="P3"><text:span text:style-name="Strong_20_Emphasis">Peek and Pop Operations:</text:span></text:p>
          <text:list>
            <text:list-item>
              <text:p text:style-name="P3"><text:span text:style-name="Source_20_Text">peek</text:span>: Looks at the next character or token without advancing the input position.</text:p>
            </text:list-item>
            <text:list-item>
              <text:p text:style-name="P3"><text:span text:style-name="Source_20_Text">pop</text:span>: Consumes the current character or token and advances the input position.</text:p>
            </text:list-item>
          </text:list>
        </text:list-item>
        <text:list-item>
          <text:p text:style-name="P3"><text:span text:style-name="Strong_20_Emphasis">Tokenization:</text:span> The process of breaking input into tokens, which are then used by the parser.</text:p>
        </text:list-item>
        <text:list-item>
          <text:p text:style-name="P3"><text:span text:style-name="Strong_20_Emphasis">Lexer Responsibilities:</text:span></text:p>
          <text:list>
            <text:list-item>
              <text:p text:style-name="P3">Identifying delimiters that separate tokens.</text:p>
            </text:list-item>
            <text:list-item>
              <text:p text:style-name="P3">Recognizing reserved words (keywords) and other token types.</text:p>
            </text:list-item>
            <text:list-item>
              <text:p text:style-name="P2">Providing an abstract representation of tokens for the parser.</text:p>
            </text:list-item>
          </text:list>
        </text:list-item>
      </text:list>
      <text:p text:style-name="Text_20_body"><text:span text:style-name="Strong_20_Emphasis">Benefits of Peek and Pop:</text:span></text:p>
      <text:list xml:id="list3864476956" text:style-name="L2">
        <text:list-item>
          <text:p text:style-name="P5"><text:span text:style-name="Strong_20_Emphasis">Decision Making:</text:span> The parser can make informed decisions about the grammar rules to apply based on the next token without consuming it prematurely.</text:p>
        </text:list-item>
        <text:list-item>
          <text:p text:style-name="P5"><text:span text:style-name="Strong_20_Emphasis">Error Handling:</text:span> Unexpected tokens can be identified early, leading to better error reporting.</text:p>
        </text:list-item>
        <text:list-item>
          <text:p text:style-name="P4"><text:span text:style-name="Strong_20_Emphasis">Efficiency:</text:span> Avoids unnecessary backtracking and redundant input processing.</text:p>
        </text:list-item>
      </text:list>
      <text:p text:style-name="Text_20_body"><text:span text:style-name="Strong_20_Emphasis">Implementation Considerations:</text:span></text:p>
      <text:list xml:id="list3792044659" text:style-name="L3">
        <text:list-item>
          <text:p text:style-name="P7"><text:span text:style-name="Strong_20_Emphasis">Token Structure:</text:span> A token should contain an identifier and potentially other information (e.g., value, type).</text:p>
        </text:list-item>
        <text:list-item>
          <text:p text:style-name="P7"><text:span text:style-name="Strong_20_Emphasis">Delimiter Handling:</text:span> The lexer should be able to recognize and handle various delimiters (spaces, tabs, newlines, etc.).</text:p>
        </text:list-item>
        <text:list-item>
          <text:p text:style-name="P6"><text:span text:style-name="Strong_20_Emphasis">Error Handling:</text:span> The lexer should gracefully handle unexpected input characters and report errors appropriately.</text:p>
        </text:list-item>
      </text:list>
      <text:p text:style-name="Standard">See tokenization in shell doc</text:p>
      <text:p text:style-name="Standard"/>
      <text:p text:style-name="Standard"/>
      <text:p text:style-name="Standard">It may be useful to make regex for each token such as command , raw text, …</text:p>
      <text:p text:style-name="Standard">We must refer to shell doc (tokenization and delimiter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Scanning in a Shell: The First Bite</text:h>
      <text:p text:style-name="Text_20_body">This section introduces the concept of scanning in the context of building a shell interpreter.</text:p>
      <text:p text:style-name="Text_20_body"><text:span text:style-name="Strong_20_Emphasis">Key Points:</text:span></text:p>
      <text:list xml:id="list1324772351" text:style-name="L4">
        <text:list-item>
          <text:p text:style-name="P9"><text:span text:style-name="Strong_20_Emphasis">Scanning (or Lexing):</text:span> The process of breaking down raw input code into meaningful units called tokens.</text:p>
        </text:list-item>
        <text:list-item>
          <text:p text:style-name="P9"><text:span text:style-name="Strong_20_Emphasis">Tokens:</text:span> The fundamental building blocks of a programming language, representing keywords, operators, identifiers, etc.</text:p>
        </text:list-item>
        <text:list-item>
          <text:p text:style-name="P9"><text:span text:style-name="Strong_20_Emphasis">Scanner Implementation:</text:span> Often achieved using a <text:span text:style-name="Source_20_Text">switch</text:span> statement to categorize characters based on their type.</text:p>
        </text:list-item>
        <text:list-item>
          <text:p text:style-name="P8"><text:span text:style-name="Strong_20_Emphasis">Scanning as a Foundation:</text:span> Provides the groundwork for the parser stage, which interprets the tokens and constructs a meaningful representation of the command.</text:p>
        </text:list-item>
      </text:list>
      <text:p text:style-name="Text_20_body"><text:span text:style-name="Strong_20_Emphasis">Explanation:</text:span></text:p>
      <text:p text:style-name="Text_20_body">The explanation emphasizes scanning as the initial step in processing source code (here, shell commands). It compares the role of a scanner to grouping words and punctuation in a language.</text:p>
      <text:p text:style-name="Text_20_body"><text:span text:style-name="Strong_20_Emphasis">Key Takeaway:</text:span></text:p>
      <text:p text:style-name="Text_20_body">Scanning is a crucial step in understanding the structure of the input command. It prepares the data for further processing and analysis by the subsequent stages of the interpreter.</text:p>
      <text:p text:style-name="Text_20_body"><text:span text:style-name="Strong_20_Emphasis">Not Included in This Snippet (But Relevant to Scanning):</text:span></text:p>
      <text:list xml:id="list3247918019" text:style-name="L5">
        <text:list-item>
          <text:p text:style-name="P11"><text:span text:style-name="Strong_20_Emphasis">Token Structure:</text:span> The specific definition of a token data structure to represent different token types (e.g., keyword, string, number).</text:p>
        </text:list-item>
        <text:list-item>
          <text:p text:style-name="P10"><text:span text:style-name="Strong_20_Emphasis">Scanner Logic:</text:span> The detailed implementation of the scanner, including how it handles character classification, tokenization rules, and handling whitespace and delimiters.</text:p>
        </text:list-item>
      </text:list>
      <text:h text:style-name="Heading_20_2" text:outline-level="2">Lexemes and Tokens in Your Shell</text:h>
      <text:p text:style-name="Text_20_body">This section delves into the concepts of lexemes and tokens, crucial building blocks for interpreting shell commands.</text:p>
      <text:p text:style-name="Text_20_body"><text:span text:style-name="Strong_20_Emphasis">Key Points:</text:span></text:p>
      <text:list xml:id="list1897755450" text:style-name="L6">
        <text:list-item>
          <text:p text:style-name="P13"><text:span text:style-name="Strong_20_Emphasis">Lexemes:</text:span> The smallest meaningful sequences of characters in the source code (e.g., "var", "language").</text:p>
        </text:list-item>
        <text:list-item>
          <text:p text:style-name="P13"><text:span text:style-name="Strong_20_Emphasis">Tokens:</text:span> Data structures that represent lexemes along with additional information like type, literal value, and location.</text:p>
        </text:list-item>
        <text:list-item>
          <text:p text:style-name="P13"><text:span text:style-name="Strong_20_Emphasis">Token Types:</text:span> Categories for tokens, including keywords, operators, literals, etc. (defined in <text:span text:style-name="Source_20_Text">TokenType</text:span> enum).</text:p>
        </text:list-item>
        <text:list-item>
          <text:p text:style-name="P13"><text:span text:style-name="Strong_20_Emphasis">Literal Values:</text:span> Tokens representing constant values like numbers and strings.</text:p>
        </text:list-item>
        <text:list-item>
          <text:p text:style-name="P13"><text:span text:style-name="Strong_20_Emphasis">Location Information:</text:span> Line number associated with each token (can be extended to include column and length).</text:p>
        </text:list-item>
        <text:list-item>
          <text:p text:style-name="P12"><text:span text:style-name="Strong_20_Emphasis">Token Class:</text:span> <text:span text:style-name="Source_20_Text">Token</text:span> class encapsulates type, lexeme, literal value, and line number.</text:p>
        </text:list-item>
      </text:list>
      <text:p text:style-name="Text_20_body"><text:span text:style-name="Strong_20_Emphasis">Explanation:</text:span></text:p>
      <text:p text:style-name="Text_20_body"><text:soft-page-break/>The snippet uses an example line of Lox code to illustrate lexemes and tokens. It highlights the distinction between raw character sequences (lexemes) and the richer information captured in tokens.</text:p>
      <text:p text:style-name="Text_20_body"><text:span text:style-name="Strong_20_Emphasis">Key Takeaways:</text:span></text:p>
      <text:list xml:id="list2435438559" text:style-name="L7">
        <text:list-item>
          <text:p text:style-name="P15">Lexical analysis groups characters into meaningful units (lexemes).</text:p>
        </text:list-item>
        <text:list-item>
          <text:p text:style-name="P14">Tokens add type, literal value, and location information to lexemes.</text:p>
        </text:list-item>
      </text:list>
      <text:p text:style-name="Text_20_body"><text:span text:style-name="Strong_20_Emphasis">Implementation Details:</text:span></text:p>
      <text:list xml:id="list2107546486" text:style-name="L8">
        <text:list-item>
          <text:p text:style-name="P17"><text:span text:style-name="Source_20_Text">TokenType</text:span> enum defines various token types (keywords, operators, literals).</text:p>
        </text:list-item>
        <text:list-item>
          <text:p text:style-name="P16"><text:span text:style-name="Source_20_Text">Token</text:span> class stores type, lexeme, literal value, and line number for each token.</text:p>
        </text:list-item>
      </text:list>
      <text:p text:style-name="Text_20_body"><text:span text:style-name="Strong_20_Emphasis">Not Included in This Snippet:</text:span></text:p>
      <text:list xml:id="list4049021247" text:style-name="L9">
        <text:list-item>
          <text:p text:style-name="P19">Implementation of the scanner that identifies lexemes and creates tokens.</text:p>
        </text:list-item>
        <text:list-item>
          <text:p text:style-name="P18">Handling more complex location information (column number, length).</text:p>
        </text:list-item>
      </text:list>
      <text:h text:style-name="Heading_20_2" text:outline-level="2">Regular Languages and Your Shell Scanner</text:h>
      <text:p text:style-name="Text_20_body">This section dives into the role of regular expressions in building a scanner for your shell interpreter.</text:p>
      <text:p text:style-name="Text_20_body"><text:span text:style-name="Strong_20_Emphasis">Key Points:</text:span></text:p>
      <text:list xml:id="list2485129239" text:style-name="L10">
        <text:list-item>
          <text:p text:style-name="P21"><text:span text:style-name="Strong_20_Emphasis">Scanner Functionality:</text:span> Iterates through the source code, identifying lexemes and generating tokens.</text:p>
        </text:list-item>
        <text:list-item>
          <text:p text:style-name="P21"><text:span text:style-name="Strong_20_Emphasis">Lexical Grammar:</text:span> Defines rules for grouping characters into lexemes.</text:p>
        </text:list-item>
        <text:list-item>
          <text:p text:style-name="P21"><text:span text:style-name="Strong_20_Emphasis">Regular Languages:</text:span> Languages whose lexical grammar can be expressed using regular expressions.</text:p>
        </text:list-item>
        <text:list-item>
          <text:p text:style-name="P21"><text:span text:style-name="Strong_20_Emphasis">Lox as a Regular Language:</text:span> The rules for identifying lexemes in Lox can be expressed with regular expressions.</text:p>
        </text:list-item>
        <text:list-item>
          <text:p text:style-name="P21"><text:span text:style-name="Strong_20_Emphasis">Regular Expressions (Optional):</text:span> Powerful tools for defining patterns in text.</text:p>
        </text:list-item>
        <text:list-item>
          <text:p text:style-name="P21"><text:span text:style-name="Strong_20_Emphasis">Scanner Implementation (Current):</text:span></text:p>
          <text:list>
            <text:list-item>
              <text:p text:style-name="P21"><text:span text:style-name="Source_20_Text">Scanner</text:span> class stores source code and a list of generated tokens.</text:p>
            </text:list-item>
            <text:list-item>
              <text:p text:style-name="P21"><text:span text:style-name="Source_20_Text">scanTokens()</text:span> method iterates through the source code until the end.</text:p>
            </text:list-item>
            <text:list-item>
              <text:p text:style-name="P21"><text:span text:style-name="Source_20_Text">start</text:span> and <text:span text:style-name="Source_20_Text">current</text:span> track the current position in the source code.</text:p>
            </text:list-item>
            <text:list-item>
              <text:p text:style-name="P21"><text:span text:style-name="Source_20_Text">line</text:span> keeps track of the current line number.</text:p>
            </text:list-item>
            <text:list-item>
              <text:p text:style-name="P20"><text:span text:style-name="Source_20_Text">isAtEnd()</text:span> checks if all characters have been processed.</text:p>
            </text:list-item>
          </text:list>
        </text:list-item>
      </text:list>
      <text:p text:style-name="Text_20_body"><text:span text:style-name="Strong_20_Emphasis">Explanation:</text:span></text:p>
      <text:p text:style-name="Text_20_body">The snippet explains that the rules for identifying lexemes in Lox (and many programming languages) fall under the category of regular languages. This makes regular expressions a potentially useful tool for building the scanner.</text:p>
      <text:p text:style-name="Text_20_body"><text:span text:style-name="Strong_20_Emphasis">Regular Expressions (Optional):</text:span></text:p>
      <text:p text:style-name="Text_20_body">Regular expressions are a concise way to specify patterns in text. They use special characters and metacharacters to represent a set of possible strings. While powerful, they are not mandatory for building a scanner.</text:p>
      <text:p text:style-name="Text_20_body"><text:soft-page-break/><text:span text:style-name="Strong_20_Emphasis">Current Scanner Implementation:</text:span></text:p>
      <text:p text:style-name="Text_20_body">The provided code focuses on the core functionality of the scanner: iterating through the source code and generating tokens. It introduces helper functions to track the current position (<text:span text:style-name="Source_20_Text">start</text:span>, <text:span text:style-name="Source_20_Text">current</text:span>, <text:span text:style-name="Source_20_Text">line</text:span>) and check for the end of the input (<text:span text:style-name="Source_20_Text">isAtEnd()</text:span>).</text:p>
      <text:p text:style-name="Text_20_body"><text:span text:style-name="Strong_20_Emphasis">Choices Moving Forward:</text:span></text:p>
      <text:list xml:id="list1968449893" text:style-name="L11">
        <text:list-item>
          <text:p text:style-name="P23"><text:span text:style-name="Strong_20_Emphasis">Learn Regular Expressions:</text:span> If you're unfamiliar with regular expressions, you can explore them to potentially simplify your scanner implementation. However, they are not strictly necessary.</text:p>
        </text:list-item>
        <text:list-item>
          <text:p text:style-name="P22"><text:span text:style-name="Strong_20_Emphasis">Manual Lexeme Identification:</text:span> You can continue building the scanner by implementing logic to identify lexemes based on character sequences without using regular expressions.</text:p>
        </text:list-item>
      </text:list>
      <text:h text:style-name="Heading_20_2" text:outline-level="2">Recognizing Lexemes in Your Shell Scanner</text:h>
      <text:p text:style-name="Text_20_body">This section dives into the implementation details of identifying lexemes in your shell scanner.</text:p>
      <text:p text:style-name="Text_20_body"><text:span text:style-name="Strong_20_Emphasis">Key Points:</text:span></text:p>
      <text:list xml:id="list1072862794" text:style-name="L12">
        <text:list-item>
          <text:p text:style-name="P25"><text:span text:style-name="Strong_20_Emphasis">Single-Character Lexemes:</text:span> Implemented using a <text:span text:style-name="Source_20_Text">switch</text:span> statement to handle characters like parentheses, operators, etc. (provided code).</text:p>
        </text:list-item>
        <text:list-item>
          <text:p text:style-name="P25"><text:span text:style-name="Strong_20_Emphasis">Helper Methods:</text:span></text:p>
          <text:list>
            <text:list-item>
              <text:p text:style-name="P25"><text:span text:style-name="Source_20_Text">advance()</text:span>: Consumes the next character from the source code and returns it.</text:p>
            </text:list-item>
            <text:list-item>
              <text:p text:style-name="P25"><text:span text:style-name="Source_20_Text">addToken()</text:span>: Creates a new token with the specified type, text (lexeme), and optional literal value.</text:p>
            </text:list-item>
          </text:list>
        </text:list-item>
        <text:list-item>
          <text:p text:style-name="P25"><text:span text:style-name="Strong_20_Emphasis">Lexical Errors:</text:span></text:p>
          <text:list>
            <text:list-item>
              <text:p text:style-name="P25">Unrecognized characters are reported as errors.</text:p>
            </text:list-item>
            <text:list-item>
              <text:p text:style-name="P25">Scanning continues to identify potential errors later in the code.</text:p>
            </text:list-item>
          </text:list>
        </text:list-item>
        <text:list-item>
          <text:p text:style-name="P25"><text:span text:style-name="Strong_20_Emphasis">Multi-Character Lexemes (Operators):</text:span></text:p>
          <text:list>
            <text:list-item>
              <text:p text:style-name="P25">Operators like <text:span text:style-name="Source_20_Text">!=</text:span>, <text:span text:style-name="Source_20_Text">&lt;=</text:span>, <text:span text:style-name="Source_20_Text">&gt;=</text:span> require checking the next character for proper identification.</text:p>
            </text:list-item>
            <text:list-item>
              <text:p text:style-name="P24"><text:span text:style-name="Source_20_Text">match(char expected)</text:span> helper function conditionally consumes the next character if it matches the expected value.</text:p>
            </text:list-item>
          </text:list>
        </text:list-item>
      </text:list>
      <text:p text:style-name="Text_20_body"><text:span text:style-name="Strong_20_Emphasis">Explanation:</text:span></text:p>
      <text:p text:style-name="Text_20_body">The snippet starts with handling single-character lexemes using a <text:span text:style-name="Source_20_Text">switch</text:span> statement that matches specific characters with their corresponding token types. It then introduces helper methods for consuming characters (<text:span text:style-name="Source_20_Text">advance()</text:span>) and creating tokens (<text:span text:style-name="Source_20_Text">addToken()</text:span>).</text:p>
      <text:p text:style-name="Text_20_body"><text:span text:style-name="Strong_20_Emphasis">Lexical Errors:</text:span></text:p>
      <text:p text:style-name="Text_20_body">The code demonstrates how to handle unexpected characters by reporting them as errors. It emphasizes the importance of continuing the scan to identify potential errors throughout the code.</text:p>
      <text:p text:style-name="Text_20_body"><text:span text:style-name="Strong_20_Emphasis">Multi-Character Lexemes (Operators):</text:span></text:p>
      <text:p text:style-name="Text_20_body">The concept of multi-character lexemes is introduced using operators like <text:span text:style-name="Source_20_Text">!=</text:span>, <text:span text:style-name="Source_20_Text">&lt;=</text:span>, and <text:span text:style-name="Source_20_Text">&gt;=</text:span>. These require checking the next character after encountering the initial character (<text:span text:style-name="Source_20_Text">!</text:span>, <text:span text:style-name="Source_20_Text">&lt;</text:span>, or <text:span text:style-name="Source_20_Text">&gt;</text:span>) to correctly <text:soft-page-break/>identify the complete operator lexeme. The <text:span text:style-name="Source_20_Text">match(char expected)</text:span> function helps with this by conditionally consuming the next character if it matches the expected value.</text:p>
      <text:p text:style-name="Text_20_body"><text:span text:style-name="Strong_20_Emphasis">Key Takeaways:</text:span></text:p>
      <text:list xml:id="list1127694061" text:style-name="L13">
        <text:list-item>
          <text:p text:style-name="P27">Implement logic to identify lexemes based on character sequences.</text:p>
        </text:list-item>
        <text:list-item>
          <text:p text:style-name="P27">Use helper functions to simplify character consumption and token creation.</text:p>
        </text:list-item>
        <text:list-item>
          <text:p text:style-name="P26">Handle lexical errors by reporting unexpected characters.</text:p>
        </text:list-item>
      </text:list>
      <text:h text:style-name="Heading_20_2" text:outline-level="2">Lexemes Beyond Single Characters in Your Shell Scanner</text:h>
      <text:p text:style-name="Text_20_body">This section delves into handling more complex lexemes in your shell scanner.</text:p>
      <text:p text:style-name="Text_20_body"><text:span text:style-name="Strong_20_Emphasis">Key Points:</text:span></text:p>
      <text:list xml:id="list3904570818" text:style-name="L14">
        <text:list-item>
          <text:p text:style-name="P29"><text:span text:style-name="Strong_20_Emphasis">Comments:</text:span></text:p>
          <text:list>
            <text:list-item>
              <text:p text:style-name="P29">Start with <text:span text:style-name="Source_20_Text">/</text:span> but extend until the end of the line.</text:p>
            </text:list-item>
            <text:list-item>
              <text:p text:style-name="P29">Ignored by the scanner (not converted to tokens).</text:p>
            </text:list-item>
          </text:list>
        </text:list-item>
        <text:list-item>
          <text:p text:style-name="P29"><text:span text:style-name="Strong_20_Emphasis">Whitespace:</text:span></text:p>
          <text:list>
            <text:list-item>
              <text:p text:style-name="P29">Spaces, tabs, and newlines are skipped (not converted to tokens).</text:p>
            </text:list-item>
            <text:list-item>
              <text:p text:style-name="P29">Newlines increment the line counter.</text:p>
            </text:list-item>
          </text:list>
        </text:list-item>
        <text:list-item>
          <text:p text:style-name="P29"><text:span text:style-name="Strong_20_Emphasis">String Literals:</text:span></text:p>
          <text:list>
            <text:list-item>
              <text:p text:style-name="P29">Start and end with double quotes (<text:span text:style-name="Source_20_Text">"</text:span>).</text:p>
            </text:list-item>
            <text:list-item>
              <text:p text:style-name="P29">Support multi-line strings.</text:p>
            </text:list-item>
            <text:list-item>
              <text:p text:style-name="P29">Scanner creates a <text:span text:style-name="Source_20_Text">STRING</text:span> token with the literal value (without quotes).</text:p>
            </text:list-item>
          </text:list>
        </text:list-item>
        <text:list-item>
          <text:p text:style-name="P29"><text:span text:style-name="Strong_20_Emphasis">Number Literals:</text:span></text:p>
          <text:list>
            <text:list-item>
              <text:p text:style-name="P29">Consist of digits (optionally followed by a decimal point and more digits).</text:p>
            </text:list-item>
            <text:list-item>
              <text:p text:style-name="P29">All numbers are treated as floating-point (converted to <text:span text:style-name="Source_20_Text">Double</text:span>).</text:p>
            </text:list-item>
            <text:list-item>
              <text:p text:style-name="P29">Scanner creates a <text:span text:style-name="Source_20_Text">NUMBER</text:span> token with the numeric value.</text:p>
            </text:list-item>
          </text:list>
        </text:list-item>
        <text:list-item>
          <text:p text:style-name="P29"><text:span text:style-name="Strong_20_Emphasis">Helpers:</text:span></text:p>
          <text:list>
            <text:list-item>
              <text:p text:style-name="P29"><text:span text:style-name="Source_20_Text">peek()</text:span>: Looks at the next character without consuming it (one-character lookahead).</text:p>
            </text:list-item>
            <text:list-item>
              <text:p text:style-name="P29"><text:span text:style-name="Source_20_Text">peekNext()</text:span>: Looks at the second character ahead (two-character lookahead).</text:p>
            </text:list-item>
            <text:list-item>
              <text:p text:style-name="P28"><text:span text:style-name="Source_20_Text">isDigit(char c)</text:span>: Checks if a character is a digit.</text:p>
            </text:list-item>
          </text:list>
        </text:list-item>
      </text:list>
      <text:p text:style-name="Text_20_body"><text:span text:style-name="Strong_20_Emphasis">Explanation:</text:span></text:p>
      <text:p text:style-name="Text_20_body">The snippet highlights how to handle lexemes beyond single characters. It covers comments, whitespace, string literals, and number literals.</text:p>
      <text:list xml:id="list269992031" text:style-name="L15">
        <text:list-item>
          <text:p text:style-name="P31"><text:span text:style-name="Strong_20_Emphasis">Comments:</text:span> Comments are identified by a leading slash (<text:span text:style-name="Source_20_Text">/</text:span>) and extend until the end of the line. The scanner discards comments (doesn't create tokens).</text:p>
        </text:list-item>
        <text:list-item>
          <text:p text:style-name="P31"><text:span text:style-name="Strong_20_Emphasis">Whitespace:</text:span> Whitespace characters (spaces, tabs, and newlines) are simply skipped over. Newlines also increment the line counter for proper error reporting.</text:p>
        </text:list-item>
        <text:list-item>
          <text:p text:style-name="P31"><text:span text:style-name="Strong_20_Emphasis">String Literals:</text:span> Strings start and end with double quotes. The scanner consumes characters until the closing quote, handles potential errors (unterminated string), and creates a <text:span text:style-name="Source_20_Text">STRING</text:span> token with the extracted string value (without quotes).</text:p>
        </text:list-item>
        <text:list-item>
          <text:p text:style-name="P30"><text:soft-page-break/><text:span text:style-name="Strong_20_Emphasis">Number Literals:</text:span> Numbers consist of digits, optionally followed by a decimal point and more digits. The scanner consumes all digits and the decimal point (if present), converts the lexeme to a <text:span text:style-name="Source_20_Text">Double</text:span> value, and creates a <text:span text:style-name="Source_20_Text">NUMBER</text:span> token with that value.</text:p>
        </text:list-item>
      </text:list>
      <text:p text:style-name="Text_20_body"><text:span text:style-name="Strong_20_Emphasis">Key Takeaways:</text:span></text:p>
      <text:list xml:id="list3240167987" text:style-name="L16">
        <text:list-item>
          <text:p text:style-name="P33">Implement logic to handle comments, whitespace, string literals, and number literals.</text:p>
        </text:list-item>
        <text:list-item>
          <text:p text:style-name="P32">Use helper functions for lookahead and character checks to simplify the logic.</text:p>
        </text:list-item>
      </text:list>
      <text:h text:style-name="Heading_20_2" text:outline-level="2">Handling Identifiers and Keywords in Your Shell Scanner</text:h>
      <text:p text:style-name="Text_20_body">This section explains how to deal with identifiers (variable/function names) and keywords (reserved words) in your shell scanner.</text:p>
      <text:p text:style-name="Text_20_body"><text:span text:style-name="Strong_20_Emphasis">Key Points:</text:span></text:p>
      <text:list xml:id="list1917853685" text:style-name="L17">
        <text:list-item>
          <text:p text:style-name="P35"><text:span text:style-name="Strong_20_Emphasis">Maximal Munch Rule:</text:span> When lexemes overlap, the one matching the most characters wins.</text:p>
        </text:list-item>
        <text:list-item>
          <text:p text:style-name="P35"><text:span text:style-name="Strong_20_Emphasis">Identifiers:</text:span></text:p>
          <text:list>
            <text:list-item>
              <text:p text:style-name="P35">Start with a letter or underscore.</text:p>
            </text:list-item>
            <text:list-item>
              <text:p text:style-name="P35">Consist of letters, digits, and underscores.</text:p>
            </text:list-item>
          </text:list>
        </text:list-item>
        <text:list-item>
          <text:p text:style-name="P35"><text:span text:style-name="Strong_20_Emphasis">Keywords:</text:span> Reserved words with special meanings in the language.</text:p>
          <text:list>
            <text:list-item>
              <text:p text:style-name="P35">Identified after scanning a complete identifier lexeme (using the maximal munch rule).</text:p>
            </text:list-item>
            <text:list-item>
              <text:p text:style-name="P35">Matched against a predefined map of keywords and their corresponding token types.</text:p>
            </text:list-item>
          </text:list>
        </text:list-item>
        <text:list-item>
          <text:p text:style-name="P35"><text:span text:style-name="Strong_20_Emphasis">Helpers:</text:span></text:p>
          <text:list>
            <text:list-item>
              <text:p text:style-name="P35"><text:span text:style-name="Source_20_Text">isAlpha(char c)</text:span>: Checks if a character is a letter or underscore.</text:p>
            </text:list-item>
            <text:list-item>
              <text:p text:style-name="P34"><text:span text:style-name="Source_20_Text">isAlphaNumeric(char c)</text:span>: Checks if a character is a letter, digit, or underscore.</text:p>
            </text:list-item>
          </text:list>
        </text:list-item>
      </text:list>
      <text:p text:style-name="Text_20_body"><text:span text:style-name="Strong_20_Emphasis">Explanation:</text:span></text:p>
      <text:p text:style-name="Text_20_body">The concept of maximal munch is introduced to ensure unambiguous lexeme identification. For example, "orchid" should be recognized as an identifier, not "or" followed by "chid."</text:p>
      <text:list xml:id="list2612302181" text:style-name="L18">
        <text:list-item>
          <text:p text:style-name="P37"><text:span text:style-name="Strong_20_Emphasis">Identifier Scanning:</text:span> Any lexeme starting with a letter or underscore is assumed to be an identifier. The scanner consumes characters as long as they are letters, digits, or underscores.</text:p>
        </text:list-item>
        <text:list-item>
          <text:p text:style-name="P36"><text:span text:style-name="Strong_20_Emphasis">Keyword Handling:</text:span> After identifying a complete identifier, the scanner checks if it matches a keyword in a predefined map. If it does, the corresponding keyword token type is used. Otherwise, it's treated as a regular user-defined identifier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7-25T09:05:00Z</meta:creation-date>
    <dc:date>2024-07-26T09:10:59.546373392</dc:date>
    <meta:editing-cycles>11</meta:editing-cycles>
    <meta:editing-duration>PT25M40S</meta:editing-duration>
    <meta:document-statistic meta:table-count="0" meta:image-count="0" meta:object-count="0" meta:page-count="6" meta:paragraph-count="148" meta:word-count="1800" meta:character-count="11830" meta:non-whitespace-character-count="10273"/>
    <meta:template xlink:type="simple" xlink:actuate="onRequest" xlink:title="" xlink:href="Normal.dotm"/>
  </office:meta>
</office:document-meta>
</file>